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/U Algebra: A Conservative Linear Framework for Uncertainty Propagation</text:p>
      <text:h text:style-name="Heading_20_1" text:outline-level="1">Abstract</text:h>
      <text:p text:style-name="Standard">Uncertainty propagation is central to scientific inference, engineering tolerances, and reproducible decision-making. Traditional methods such as Gaussian error propagation, Monte Carlo simulation, and interval arithmetic each face trade-offs between fidelity, computational cost, and reproducibility. This paper introduces N/U algebra, a conservative linear framework for uncertainty handling. N/U represents quantities as ordered pairs (n,u) with u ≥ 0, propagates uncertainty without quadratic cross-terms, and preserves a conservation law under defined operators. We prove algebraic properties of N/U addition and multiplication, show its conservativeness relative to Gaussian error propagation, and benchmark against Monte Carlo sampling and interval arithmetic. Results demonstrate that N/U consistently yields equal or larger uncertainty estimates than Gaussian or Monte Carlo while remaining tighter than interval bounds. This makes N/U algebra a reproducible, assumption-light alternative for first-pass go/no-go decisions in science and engineering.</text:p>
      <text:h text:style-name="Heading_20_1" text:outline-level="1">1. Introduction</text:h>
      <text:p text:style-name="Standard">Uncertainty quantification is fundamental across disciplines. Existing methods: Gaussian error propagation, Monte Carlo, interval arithmetic. Limitations: assumptions, computational expense, or pessimism. Contribution: Define N/U algebra, show properties, compare with established methods.</text:p>
      <text:h text:style-name="Heading_20_1" text:outline-level="1">2. Methods: Definition of N/U Algebra</text:h>
      <text:p text:style-name="Standard">2.1 Representation<text:line-break/>Quantities are represented as ordered pairs (n,u), with u ≥ 0.<text:line-break/><text:line-break/>2.2 Operators<text:line-break/>Addition: (n1,u1) ⊕ (n2,u2) = (n1+n2, u1+u2)<text:line-break/>Multiplication: (n1,u1) ⊗ (n2,u2) = (n1n2, n1u2+n2u1)<text:line-break/>Quadratic terms u1u2 are excluded.<text:line-break/><text:line-break/>2.3 Conservation<text:line-break/>Define: M = |n|+u. Catch operator: Cα(n,u) = (0, |n|+u).</text:p>
      <text:h text:style-name="Heading_20_1" text:outline-level="1"><text:soft-page-break/>3. Properties and Proofs</text:h>
      <text:p text:style-name="Standard">Commutative and associative under ⊕, ⊗. Monotone: uncertainty never decreases. Conservative: u_NU ≥ u_Gauss. Interval relation: u_NU ≤ u_Interval.</text:p>
      <text:h text:style-name="Heading_20_1" text:outline-level="1">4. Results</text:h>
      <text:p text:style-name="Standard">4.1 Numerical Comparison<text:line-break/><text:line-break/>Case | Operation | Operands | N/U u | Gaussian u | Monte Carlo (N=5000) | Interval u<text:line-break/>-----|-----------|----------|-------|------------|-----------------------|-------------<text:line-break/>1 <text:s text:c="3"/>| Add <text:s text:c="6"/>| 10±1 ⊕ 5±0.5 | 1.5 | 1.118 | 1.12 | 1.5<text:line-break/>2 <text:s text:c="3"/>| Multiply <text:s/>| 10±1 ⊗ 2±0.2 | 20±4 | 20±2.83 | 20±2.8 | 20±4.2<text:line-break/>3 <text:s text:c="3"/>| Multiply <text:s/>| 0.8±0.05 ⊗ 0.8±0.05 | 0.64±0.08 | 0.64±0.056 | 0.64±0.057 | 0.64±0.082<text:line-break/><text:line-break/>4.2 Hardy–Weinberg Example<text:line-break/>Allele frequency p=0.6±0.01. N/U propagation yields wider but reproducible bands compared to Gaussian propagation.</text:p>
      <text:h text:style-name="Heading_20_1" text:outline-level="1">5. Discussion</text:h>
      <text:p text:style-name="Standard">Strengths: deterministic, reproducible, conservative. Applications: early-phase experimental design, engineering tolerances, AI safety margins. Limitations: over-conservatism, no distributional shape.</text:p>
      <text:h text:style-name="Heading_20_1" text:outline-level="1">6. Conclusions</text:h>
      <text:p text:style-name="Standard">N/U algebra is introduced as a conservative, linear uncertainty framework. It consistently overestimates relative to Gaussian and Monte Carlo approaches, but is tighter than interval arithmetic. It offers a reproducible alternative for first-pass go/no-go analysis across scientific domains.</text:p>
      <text:h text:style-name="Heading_20_1" text:outline-level="1">References</text:h>
      <text:p text:style-name="Standard">1. Ku, H.H. Notes on the Propagation of Error. J. Res. Natl. Bur. Stand. 1966.<text:line-break/>2. Moore, R.E. Interval Analysis. Prentice Hall, 1966.<text:line-break/>3. Metropolis, N.; Ulam, S. The Monte Carlo Method. J. Am. Stat. Assoc. 1949.<text:line-break/>4. Jaynes, E.T. Probability Theory: The Logic of Science. Cambridge University Press, 200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9-21T02:21:04.593087503</dc:date>
    <meta:editing-duration>PT14S</meta:editing-duration>
    <meta:generator>LibreOffice/25.8.1.1$Linux_X86_64 LibreOffice_project/54047653041915e595ad4e45cccea684809c77b5</meta:generator>
    <meta:document-statistic meta:table-count="0" meta:image-count="0" meta:object-count="0" meta:page-count="2" meta:paragraph-count="17" meta:word-count="456" meta:character-count="3353" meta:non-whitespace-character-count="2900"/>
    <meta:user-defined meta:name="AppVersion">14.0000</meta:user-defined>
    <meta:template xlink:type="simple" xlink:actuate="onRequest" xlink:title="Normal.dotm" xlink:href=""/>
  </office:meta>
</office:document-meta>
</file>